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Paragrafoelenco" style:list-style-name="LFO1" style:family="paragraph">
      <style:paragraph-properties fo:text-align="center"/>
      <style:text-properties fo:font-size="14pt" style:font-size-asian="14pt" style:font-size-complex="14pt"/>
    </style:style>
    <style:style style:name="T3" style:parent-style-name="Car.predefinitoparagrafo" style:family="text">
      <style:text-properties fo:font-style="italic" style:font-style-asian="italic" style:font-style-complex="italic"/>
    </style:style>
    <style:style style:name="T4" style:parent-style-name="Collegamentoipertestuale" style:family="text">
      <style:text-properties fo:font-style="italic" style:font-style-asian="italic" style:font-style-complex="italic"/>
    </style:style>
    <style:style style:name="T5" style:parent-style-name="Collegamentoipertestuale" style:family="text">
      <style:text-properties fo:font-style="italic" style:font-style-asian="italic" style:font-style-complex="italic"/>
    </style:style>
    <style:style style:name="T6" style:parent-style-name="Collegamentoipertestuale" style:family="text">
      <style:text-properties fo:font-style="italic" style:font-style-asian="italic" style:font-style-complex="italic"/>
    </style:style>
    <style:style style:name="T7" style:parent-style-name="Car.predefinitoparagrafo" style:family="text">
      <style:text-properties fo:font-style="italic" style:font-style-asian="italic" style:font-style-complex="italic"/>
    </style:style>
    <style:style style:name="T8" style:parent-style-name="Car.predefinitoparagrafo" style:family="text">
      <style:text-properties fo:font-weight="bold" style:font-weight-asian="bold" style:font-weight-complex="bold" fo:font-size="12pt" style:font-size-asian="12pt" style:font-size-complex="12pt"/>
    </style:style>
    <style:style style:name="T9" style:parent-style-name="Car.predefinitoparagrafo" style:family="text">
      <style:text-properties fo:font-weight="bold" style:font-weight-asian="bold" style:font-weight-complex="bold" fo:font-size="12pt" style:font-size-asian="12pt" style:font-size-complex="12pt"/>
    </style:style>
    <style:style style:name="P10" style:parent-style-name="Normale" style:family="paragraph">
      <style:text-properties fo:font-weight="bold" style:font-weight-asian="bold" style:font-weight-complex="bold" fo:font-size="12pt" style:font-size-asian="12pt" style:font-size-complex="12pt"/>
    </style:style>
    <style:style style:name="P11" style:parent-style-name="Paragrafoelenco" style:list-style-name="LFO2" style:family="paragraph"/>
    <style:style style:name="P12" style:parent-style-name="Paragrafoelenco" style:list-style-name="LFO2" style:family="paragraph"/>
    <style:style style:name="P13" style:parent-style-name="Paragrafoelenco" style:list-style-name="LFO2" style:family="paragraph"/>
    <style:style style:name="P14" style:parent-style-name="Paragrafoelenco" style:list-style-name="LFO2" style:family="paragraph"/>
    <style:style style:name="T15" style:parent-style-name="Car.predefinitoparagrafo" style:family="text">
      <style:text-properties fo:font-weight="bold" style:font-weight-asian="bold" style:font-weight-complex="bold" fo:font-size="12pt" style:font-size-asian="12pt" style:font-size-complex="12pt"/>
    </style:style>
    <style:style style:name="T16" style:parent-style-name="Car.predefinitoparagrafo" style:family="text">
      <style:text-properties fo:font-weight="bold" style:font-weight-asian="bold" style:font-weight-complex="bold" fo:font-size="12pt" style:font-size-asian="12pt" style:font-size-complex="12pt"/>
    </style:style>
    <style:style style:name="P17" style:parent-style-name="Paragrafoelenco" style:list-style-name="LFO3" style:family="paragraph"/>
    <style:style style:name="P18" style:parent-style-name="Paragrafoelenco" style:list-style-name="LFO3" style:family="paragraph"/>
    <style:style style:name="P19" style:parent-style-name="Paragrafoelenco" style:list-style-name="LFO3" style:family="paragraph"/>
    <style:style style:name="P20" style:parent-style-name="Normale" style:family="paragraph">
      <style:text-properties fo:font-weight="bold" style:font-weight-asian="bold" style:font-weight-complex="bold" fo:font-size="12pt" style:font-size-asian="12pt" style:font-size-complex="12pt"/>
    </style:style>
    <style:style style:name="P21" style:parent-style-name="Paragrafoelenco" style:list-style-name="LFO4" style:family="paragraph"/>
    <style:style style:name="P22" style:parent-style-name="Paragrafoelenco" style:list-style-name="LFO4" style:family="paragraph"/>
    <style:style style:name="P23" style:parent-style-name="Paragrafoelenco" style:list-style-name="LFO4" style:family="paragraph"/>
    <style:style style:name="T24" style:parent-style-name="Car.predefinitoparagrafo" style:family="text">
      <style:text-properties fo:font-weight="bold" style:font-weight-asian="bold" style:font-weight-complex="bold" fo:font-size="12pt" style:font-size-asian="12pt" style:font-size-complex="12pt"/>
    </style:style>
    <style:style style:name="T25" style:parent-style-name="Car.predefinitoparagrafo" style:family="text">
      <style:text-properties fo:font-weight="bold" style:font-weight-asian="bold" style:font-weight-complex="bold" fo:font-size="12pt" style:font-size-asian="12pt" style:font-size-complex="12pt"/>
    </style:style>
    <style:style style:name="T26" style:parent-style-name="Car.predefinitoparagrafo" style:family="text">
      <style:text-properties fo:font-weight="bold" style:font-weight-asian="bold" style:font-weight-complex="bold" fo:font-size="12pt" style:font-size-asian="12pt" style:font-size-complex="12pt"/>
    </style:style>
    <style:style style:name="T27" style:parent-style-name="Car.predefinitoparagrafo" style:family="text">
      <style:text-properties fo:font-weight="bold" style:font-weight-asian="bold" style:font-weight-complex="bold" fo:font-size="12pt" style:font-size-asian="12pt" style:font-size-complex="12pt"/>
    </style:style>
    <style:style style:name="P28" style:parent-style-name="Paragrafoelenco" style:list-style-name="LFO1" style:family="paragraph">
      <style:paragraph-properties fo:text-align="center"/>
      <style:text-properties fo:font-size="14pt" style:font-size-asian="14pt" style:font-size-complex="14pt"/>
    </style:style>
    <style:style style:name="T29" style:parent-style-name="Car.predefinitoparagrafo" style:family="text">
      <style:text-properties fo:font-style="italic" style:font-style-asian="italic" style:font-style-complex="italic"/>
    </style:style>
    <style:style style:name="T30" style:parent-style-name="Collegamentoipertestuale" style:family="text">
      <style:text-properties fo:font-style="italic" style:font-style-asian="italic" style:font-style-complex="italic"/>
    </style:style>
    <style:style style:name="T31" style:parent-style-name="Collegamentoipertestuale" style:family="text">
      <style:text-properties fo:font-style="italic" style:font-style-asian="italic" style:font-style-complex="italic"/>
    </style:style>
    <style:style style:name="T32" style:parent-style-name="Collegamentoipertestuale" style:family="text">
      <style:text-properties fo:font-style="italic" style:font-style-asian="italic" style:font-style-complex="italic"/>
    </style:style>
    <style:style style:name="T33" style:parent-style-name="Collegamentoipertestuale" style:family="text">
      <style:text-properties fo:font-style="italic" style:font-style-asian="italic" style:font-style-complex="italic"/>
    </style:style>
    <style:style style:name="T34" style:parent-style-name="Car.predefinitoparagrafo" style:family="text">
      <style:text-properties fo:font-style="italic" style:font-style-asian="italic" style:font-style-complex="italic"/>
    </style:style>
    <style:style style:name="T35" style:parent-style-name="Car.predefinitoparagrafo" style:family="text">
      <style:text-properties fo:font-weight="bold" style:font-weight-asian="bold" style:font-weight-complex="bold"/>
    </style:style>
    <style:style style:name="T36" style:parent-style-name="Car.predefinitoparagrafo" style:family="text">
      <style:text-properties fo:font-weight="bold" style:font-weight-asian="bold" style:font-weight-complex="bold"/>
    </style:style>
    <style:style style:name="P37" style:parent-style-name="Normale" style:family="paragraph">
      <style:text-properties fo:font-weight="bold" style:font-weight-asian="bold" style:font-weight-complex="bold"/>
    </style:style>
    <style:style style:name="P38" style:parent-style-name="Paragrafoelenco" style:list-style-name="LFO5" style:family="paragraph"/>
    <style:style style:name="P39" style:parent-style-name="Paragrafoelenco" style:list-style-name="LFO5" style:family="paragraph"/>
    <style:style style:name="P40" style:parent-style-name="Paragrafoelenco" style:list-style-name="LFO5" style:family="paragraph"/>
    <style:style style:name="P41" style:parent-style-name="Paragrafoelenco" style:list-style-name="LFO5" style:family="paragraph"/>
    <style:style style:name="P42" style:parent-style-name="Paragrafoelenco" style:list-style-name="LFO5" style:family="paragraph"/>
    <style:style style:name="T43" style:parent-style-name="Car.predefinitoparagrafo" style:family="text">
      <style:text-properties fo:font-weight="bold" style:font-weight-asian="bold" style:font-weight-complex="bold"/>
    </style:style>
    <style:style style:name="T44" style:parent-style-name="Car.predefinitoparagrafo" style:family="text">
      <style:text-properties fo:font-weight="bold" style:font-weight-asian="bold" style:font-weight-complex="bold"/>
    </style:style>
    <style:style style:name="P45" style:parent-style-name="Normale" style:family="paragraph">
      <style:text-properties fo:font-weight="bold" style:font-weight-asian="bold" style:font-weight-complex="bold"/>
    </style:style>
    <style:style style:name="P46" style:parent-style-name="Paragrafoelenco" style:list-style-name="LFO7" style:family="paragraph"/>
    <style:style style:name="P47" style:parent-style-name="Paragrafoelenco" style:list-style-name="LFO7" style:family="paragraph"/>
    <style:style style:name="P48" style:parent-style-name="Paragrafoelenco" style:list-style-name="LFO7" style:family="paragraph"/>
    <style:style style:name="T49" style:parent-style-name="Car.predefinitoparagrafo" style:family="text">
      <style:text-properties fo:font-weight="bold" style:font-weight-asian="bold" style:font-weight-complex="bold"/>
    </style:style>
    <style:style style:name="T50" style:parent-style-name="Car.predefinitoparagrafo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Framework per reti 5G</text:p>
      <text:list text:style-name="LFO1" text:continue-numbering="true">
        <text:list-item>
          <text:p text:style-name="P2">NESAS</text:p>
        </text:list-item>
      </text:list>
      <text:p text:style-name="Normale">L’articolo<text:s/><text:span text:style-name="T3">“</text:span><text:a xlink:href="https://ieeexplore.ieee.org/abstract/document/9922821" office:target-frame-name="_top" xlink:show="replace"><text:span text:style-name="T4">The Digital Revolution with NESAS Assessment<text:s/></text:span><text:bookmark-start text:name="_Hlt206413405"/><text:bookmark-start text:name="_Hlt206413406"/><text:span text:style-name="T5">a</text:span><text:bookmark-end text:name="_Hlt206413405"/><text:bookmark-end text:name="_Hlt206413406"/><text:span text:style-name="T6">nd Evaluation</text:span></text:a><text:span text:style-name="T7">”</text:span><text:s/>presenta il Network Equipment Security Assurance Scheme (NESAS) come framework di riferimento per la sicurezza delle reti mobili, con un ruolo centrale nello sviluppo e nella protezione delle infrastrutture 5G.</text:p>
      <text:p text:style-name="Normale"><text:span text:style-name="T8">Definizione e obiettivi</text:span><text:span text:style-name="T9"><text:line-break/></text:span>NESAS è stato sviluppato da 3GPP e GSMA per l’industria mobile con l’intento di stabilire uno standard di sicurezza comune e dei case test di sicurezza sulle apparecchiature di rete e sui processi dei fornitori. Fornisce una base di sicurezza riconosciuta e trasparente, così che operatori ed autorità competenti<text:s/>possano valutare i livelli di sicurezza delle proprie tecnologie.</text:p>
      <text:p text:style-name="P10">Funzionamento</text:p>
      <text:list text:style-name="LFO2" text:continue-numbering="true">
        <text:list-item>
          <text:p text:style-name="P11">I<text:s/>fornitori<text:s/>documentano i propri processi di design, sviluppo e performance.</text:p>
        </text:list-item>
        <text:list-item>
          <text:p text:style-name="P12">Auditor accreditati valutano la conformità ai requisiti.</text:p>
        </text:list-item>
        <text:list-item>
          <text:p text:style-name="P13">Laboratori indipendenti eseguono test definiti da 3GPP (SCAS).</text:p>
        </text:list-item>
        <text:list-item>
          <text:p text:style-name="P14">I risultati vengono condivisi con<text:s/>gli<text:s/>operatori.</text:p>
        </text:list-item>
      </text:list>
      <text:p text:style-name="Normale"><text:span text:style-name="T15">Rilevanza per il 5G</text:span><text:span text:style-name="T16"><text:line-break/></text:span>Il 5G introduce nuove superfici di attacco (cloud, IoT, slicing, MIMO, edge computing). NESAS risponde a queste sfide fornendo un modello unificato per:</text:p>
      <text:list text:style-name="LFO3" text:continue-numbering="true">
        <text:list-item>
          <text:p text:style-name="P17">sicurezza per l’intero ciclo di vita del prodotto;</text:p>
        </text:list-item>
        <text:list-item>
          <text:p text:style-name="P18">valutazione comparabile tra<text:s/>fornitori;</text:p>
        </text:list-item>
        <text:list-item>
          <text:p text:style-name="P19">maggiore resilienza delle infrastrutture critiche.</text:p>
        </text:list-item>
      </text:list>
      <text:p text:style-name="P20">Benefici per gli attori</text:p>
      <text:list text:style-name="LFO4" text:continue-numbering="true">
        <text:list-item>
          <text:p text:style-name="P21">Operatori di rete: meno test duplicati, più<text:s/>trasparenza e fiducia.</text:p>
        </text:list-item>
        <text:list-item>
          <text:p text:style-name="P22">Fornitori: standardizzazione, riduzione costi di certificazione e promozione di una cultura di “security by design”.</text:p>
        </text:list-item>
        <text:list-item>
          <text:p text:style-name="P23">Enti ed autorità: schema globale, industrialmente finanziato, coerente con i requisiti di sicurezza nazionale.</text:p>
        </text:list-item>
      </text:list>
      <text:p text:style-name="Normale"><text:span text:style-name="T24">Contesto europeo</text:span><text:span text:style-name="T25"><text:line-break/></text:span>Nell’articolo<text:s/>NESAS<text:s/>viene collegata<text:s/>con le iniziative di ENISA e il Cybersecurity Act dell’UE. NESAS viene visto come base per futuri schemi di certificazione europei dedicati al 5G, con l’obiettivo di ridurre rischi legati alla dipendenza da un singolo fornitore e aumentare la resilienza delle reti.</text:p>
      <text:p text:style-name="Normale"><text:span text:style-name="T26">Conclusione</text:span><text:span text:style-name="T27"><text:line-break/></text:span>NESAS<text:s/>è quindi<text:s/>un framework fondamentale per<text:s/>valutare e garantire un alto standard di<text:s/>sicurezza delle reti 5G. Non è un framework di testing generico, ma uno schema specifico per valutare e certificare l’affidabilità delle infrastrutture 5G nel mercato globale.</text:p>
      <text:list text:style-name="LFO1" text:continue-numbering="true">
        <text:list-item>
          <text:p text:style-name="P28">LoadCore</text:p>
        </text:list-item>
      </text:list>
      <text:p text:style-name="Normale">Il documento<text:s/><text:span text:style-name="T29">“</text:span><text:a xlink:href="https://www.keysight.com/us/en/assets/3120-1180/data-sheets/LoadCore-5G-Core-Testing.pdf" office:target-frame-name="_top" xlink:show="replace"><text:span text:style-name="T30">LoadCore™ – 4G/5G Core Net</text:span><text:bookmark-start text:name="_Hlt206422826"/><text:bookmark-start text:name="_Hlt206422827"/><text:span text:style-name="T31">w</text:span><text:bookmark-end text:name="_Hlt206422826"/><text:bookmark-end text:name="_Hlt206422827"/><text:span text:style-name="T32">ork Test<text:s/></text:span><text:span text:style-name="T33">Solution</text:span></text:a><text:span text:style-name="T34">”</text:span><text:s/>descrive LoadCore, una piattaforma sviluppata da Keysight per la validazione completa del 4G/5G Core Network.</text:p>
      <text:p text:style-name="Normale"><text:span text:style-name="T35">Definizione e obiettivi</text:span><text:span text:style-name="T36"><text:line-break/></text:span>LoadCore è un framework di test che simula utenti, nodi e interfacce dell’intera rete core. È progettato per validare la scalabilità, l’affidabilità e la qualità dei servizi 5G in scenari reali, inclusi network slicing, edge computing, VoNR (Voice over New Radio) e servizi IoT critici.</text:p>
      <text:p text:style-name="P37">Capacità di testing</text:p>
      <text:soft-page-break/>
      <text:list text:style-name="LFO5" text:continue-numbering="true">
        <text:list-item>
          <text:p text:style-name="P38">Simulazione end-to-end o isolamento di singoli nodi (AMF, SMF, UPF, UDM, NRF, ecc.).</text:p>
        </text:list-item>
        <text:list-item>
          <text:p text:style-name="P39">Simulazione<text:s/>del comportamento degli utenti, anche milioni<text:s/>(registrazione,<text:s/>autenticazione, handover, roaming).</text:p>
        </text:list-item>
        <text:list-item>
          <text:p text:style-name="P40">Supporto a test multi-accesso (4G/5G iRAT), slicing e MEC.</text:p>
        </text:list-item>
        <text:list-item>
          <text:p text:style-name="P41">Validazione sia del control plane (sessioni, signaling HTTP/2, SBA) sia dell’user plane (traffico dati, voce, video con metriche QoE).</text:p>
        </text:list-item>
        <text:list-item>
          <text:p text:style-name="P42">Piena integrazione cloud-native (VM o container), compatibile con AWS, Azure, Google Cloud, OpenShift e VMware.</text:p>
        </text:list-item>
      </text:list>
      <text:p text:style-name="Normale"><text:span text:style-name="T43">Rilevanza per il 5G</text:span><text:span text:style-name="T44"><text:line-break/></text:span>LoadCore è progettato specificamente per il 5G Core, supportando architetture cloud-native basate su microservizi. Permette di riprodurre scenari reali e<text:s/>valutare<text:s/>la rete in condizioni critiche, fornendo indicazioni sulle performance e sulla sicurezza prima del deployment commerciale.</text:p>
      <text:p text:style-name="P45">Benefici principali</text:p>
      <text:list text:style-name="LFO7" text:continue-numbering="true">
        <text:list-item>
          <text:p text:style-name="P46">Operatori di rete: possono garantire affidabilità, QoS e resilienza della rete prima della messa in produzione.</text:p>
        </text:list-item>
        <text:list-item>
          <text:p text:style-name="P47">Fornitori<text:s/>e integratori: ottengono un framework standard per validare NF (Network Functions) e interfacce.</text:p>
        </text:list-item>
        <text:list-item>
          <text:p text:style-name="P48">Sicurezza: include strumenti per la verifica di conformità alle specifiche 3GPP SCAS, aumentando la fiducia nella robustezza delle implementazioni 5G.</text:p>
        </text:list-item>
      </text:list>
      <text:p text:style-name="Normale"><text:span text:style-name="T49">Conclusione</text:span><text:span text:style-name="T50"><text:line-break/></text:span>LoadCore si configura come un framework essenziale per il testing del 5G Core Network, integrando validazione funzionale, prestazionale e di sicurezza. È complementare a schemi come NESAS, che forniscono la valutazione di sicurezza a livello di processo e standard, mentre LoadCore permette la verifica pratica delle funzionalità e della resilienza della rete in scenari realistici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2F5496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F5496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2F5496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2F5496"/>
    </style:style>
    <style:style style:name="Citazioneintensa" style:display-name="Citazione intensa" style:family="paragraph" style:parent-style-name="Normale" style:next-style-name="Normale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2F5496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2F5496" fo:letter-spacing="0.0034in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Collegamentovisitato" style:display-name="Collegamento visitato" style:family="text" style:parent-style-name="Car.predefinitoparagrafo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drea Santilli - andrea.santilli3@studio.unibo.it</meta:initial-creator>
    <dc:creator>Andrea Santilli</dc:creator>
    <meta:creation-date>2025-08-18T09:51:00Z</meta:creation-date>
    <dc:date>2025-08-19T08:46:00Z</dc:date>
    <meta:template xlink:href="Normal" xlink:type="simple"/>
    <meta:editing-cycles>2</meta:editing-cycles>
    <meta:editing-duration>PT53220S</meta:editing-duration>
    <meta:document-statistic meta:page-count="2" meta:paragraph-count="8" meta:word-count="668" meta:character-count="4474" meta:row-count="31" meta:non-whitespace-character-count="3814"/>
  </office:meta>
</office:document-meta>
</file>